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3300" draw:fill="solid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withoutfill">
      <style:graphic-properties svg:stroke-width="0.05cm" svg:stroke-color="#ff33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ff99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6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text-properties fo:color="#ff3300" style:font-name="DejaVu Sans Mono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color="#0000ff" style:font-name="DejaVu Sans Mono" fo:font-size="10pt" style:font-size-asian="10pt" style:font-size-complex="10pt"/>
    </style:style>
    <style:style style:name="P4" style:family="paragraph">
      <style:text-properties fo:color="#000000" style:font-name="DejaVu Sans Mono" fo:font-size="10pt" style:font-size-asian="10pt" style:font-size-complex="10pt"/>
    </style:style>
    <style:style style:name="T1" style:family="text">
      <style:text-properties fo:color="#ff3300" style:font-name="DejaVu Sans Mono" fo:font-size="10pt" style:font-size-asian="10pt" style:font-size-complex="10pt"/>
    </style:style>
    <style:style style:name="T2" style:family="text">
      <style:text-properties fo:color="#0000ff" style:font-name="DejaVu Sans Mono" fo:font-size="10pt" style:font-size-asian="10pt" style:font-size-complex="10pt"/>
    </style:style>
    <style:style style:name="T3" style:family="text">
      <style:text-properties fo:color="#000000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0.666cm" svg:x="4cm" svg:y="2.634cm">
          <draw:text-box>
            <text:p><text:span text:style-name="T1">P9_42</text:span></text:p>
          </draw:text-box>
        </draw:frame>
        <draw:frame draw:style-name="gr2" draw:text-style-name="P2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polyline draw:style-name="gr3" draw:text-style-name="P2" draw:layer="layout" svg:width="2.586cm" svg:height="5.034cm" draw:transform="rotate (0.0996583002888762) translate (4.974301058829cm 2.64256544313094cm)" svg:viewBox="0 0 2587 5035" draw:points="428,0 0,4279 2587,4537 2537,5035">
          <text:p/>
        </draw:polyline>
        <draw:frame draw:style-name="gr4" draw:text-style-name="P3" draw:layer="layout" svg:width="1.56cm" svg:height="0.666cm" svg:x="6cm" svg:y="2.634cm">
          <draw:text-box>
            <text:p><text:span text:style-name="T2">P9_39</text:span></text:p>
          </draw:text-box>
        </draw:frame>
        <draw:custom-shape draw:style-name="gr5" draw:text-style-name="P2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7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6cm" svg:height="0.666cm" svg:x="6.64cm" svg:y="7.5cm">
          <draw:text-box>
            <text:p><text:span text:style-name="T1">P8_16</text:span></text:p>
          </draw:text-box>
        </draw:frame>
        <draw:custom-shape draw:style-name="gr5" draw:text-style-name="P2" draw:layer="layout" svg:width="0.2cm" svg:height="0.2cm" svg:x="8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draw:layer="layout" svg:width="0.198cm" svg:height="0.516cm" draw:transform="rotate (0.0996583002888762) translate (8cm 6.9cm)" svg:viewBox="0 0 199 517" draw:points="0,0 199,20 149,517">
          <text:p/>
        </draw:polyline>
        <draw:frame draw:style-name="gr1" draw:text-style-name="P1" draw:layer="layout" svg:width="1.56cm" svg:height="0.666cm" svg:x="8.04cm" svg:y="7.5cm">
          <draw:text-box>
            <text:p><text:span text:style-name="T1">P8_14</text:span></text:p>
          </draw:text-box>
        </draw:frame>
        <draw:custom-shape draw:style-name="gr6" draw:text-style-name="P2" draw:layer="layout" svg:width="0.2cm" svg:height="0.2cm" svg:x="5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56cm" svg:height="0.666cm" svg:x="9.24cm" svg:y="2.634cm">
          <draw:text-box>
            <text:p><text:span text:style-name="T3">P9_01</text:span></text:p>
          </draw:text-box>
        </draw:frame>
        <draw:polyline draw:style-name="gr8" draw:text-style-name="P2" draw:layer="layout" svg:width="0.568cm" svg:height="0.391cm" draw:transform="rotate (-1.76819306519546) translate (6cm 2.9cm)" svg:viewBox="0 0 569 392" draw:points="0,0 78,392 569,294">
          <text:p/>
        </draw:polyline>
        <draw:custom-shape draw:style-name="gr9" draw:text-style-name="P2" draw:layer="layout" svg:width="0.2cm" svg:height="0.2cm" svg:x="9.3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2" draw:layer="layout" svg:width="2.785cm" svg:height="1.074cm" draw:transform="rotate (0.0996583002888762) translate (6.6cm 2.6cm)" svg:viewBox="0 0 2786 1075" draw:points="2707,1075 2786,279 0,0">
          <text:p/>
        </draw:polyline>
        <draw:g>
          <draw:custom-shape draw:style-name="gr11" draw:text-style-name="P2" draw:layer="layout" svg:width="0.8cm" svg:height="0.2cm" svg:x="5.6cm" svg:y="2.5cm">
            <text:p/>
            <draw:enhanced-geometry svg:viewBox="0 0 21600 21600" draw:type="rectangle" draw:enhanced-path="M 0 0 L 21600 0 21600 21600 0 21600 0 0 Z N"/>
          </draw:custom-shape>
          <draw:g>
            <draw:line draw:style-name="gr10" draw:text-style-name="P2" draw:layer="layout" svg:x1="6.408cm" svg:y1="2.332cm" svg:x2="6cm" svg:y2="2.901cm">
              <text:p/>
            </draw:line>
            <draw:line draw:style-name="gr10" draw:text-style-name="P2" draw:layer="layout" svg:x1="6.327cm" svg:y1="2.273cm" svg:x2="6.49cm" svg:y2="2.39cm">
              <text:p/>
            </draw:line>
          </draw:g>
          <draw:custom-shape draw:style-name="gr9" draw:text-style-name="P2" draw:layer="layout" svg:width="0.2cm" svg:height="0.2cm" svg:x="6.5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2cm" svg:height="0.2cm" svg:x="5.3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2cm" svg:height="0.2cm" svg:x="5.9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5.6cm" svg:y1="2.6cm" svg:x2="5.4cm" svg:y2="2.6cm">
            <text:p/>
          </draw:line>
          <draw:line draw:style-name="gr12" draw:text-style-name="P2" draw:layer="layout" svg:x1="6.4cm" svg:y1="2.6cm" svg:x2="6.6cm" svg:y2="2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2-20T09:49:04.115324098</dc:date>
    <meta:editing-duration>PT1H40M55S</meta:editing-duration>
    <meta:editing-cycles>16</meta:editing-cycles>
    <meta:generator>LibreOffice/4.2.7.2$Linux_X86_64 LibreOffice_project/420m0$Build-2</meta:generator>
    <meta:document-statistic meta:object-count="25"/>
  </office:meta>
</office:document-meta>
</file>